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Calibri"/>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Calibri"/>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line-height="150%"/>
    </style:style>
    <style:style style:name="P2"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3"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4"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5"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6"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7"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8"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9"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10"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11"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12"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13"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4" style:parent-style-name="Normal" style:family="paragraph">
      <style:paragraph-properties fo:line-height="150%"/>
    </style:style>
    <style:style style:name="P15"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6"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7"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8"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9" style:parent-style-name="Normal" style:family="paragraph">
      <style:paragraph-properties style:text-autospace="none" fo:margin-bottom="0in" fo:line-height="100%"/>
    </style:style>
    <style:style style:name="T20" style:parent-style-name="DefaultParagraphFont" style:family="text">
      <style:text-properties style:font-name-complex="Calibri" style:letter-kerning="true" fo:font-size="12pt" style:font-size-asian="12pt" style:font-size-complex="12pt" fo:language="en" fo:country="GB"/>
    </style:style>
    <style:style style:name="T21" style:parent-style-name="DefaultParagraphFont" style:family="text">
      <style:text-properties style:font-name-complex="Calibri" style:letter-kerning="true" fo:font-size="12pt" style:font-size-asian="12pt" style:font-size-complex="12pt" fo:language="en" fo:country="GB"/>
    </style:style>
    <style:style style:name="P22"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23" style:parent-style-name="Normal" style:family="paragraph">
      <style:paragraph-properties fo:line-height="150%"/>
    </style:style>
    <style:style style:name="P24"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25"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26"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27"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28" style:parent-style-name="Normal" style:list-style-name="LFO1"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fo:language="en" fo:country="GB"/>
    </style:style>
    <style:style style:name="P29" style:parent-style-name="Normal" style:list-style-name="LFO1"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fo:language="en" fo:country="GB"/>
    </style:style>
    <style:style style:name="P30" style:parent-style-name="Normal" style:list-style-name="LFO1" style:family="paragraph">
      <style:paragraph-properties style:text-autospace="none" fo:margin-bottom="0in" fo:line-height="100%" fo:margin-left="0.1875in" fo:text-indent="-0.1875in">
        <style:tab-stops/>
      </style:paragraph-properties>
    </style:style>
    <style:style style:name="T31" style:parent-style-name="DefaultParagraphFont" style:family="text">
      <style:text-properties style:font-name-complex="Calibri" style:letter-kerning="true" fo:font-size="12pt" style:font-size-asian="12pt" style:font-size-complex="12pt" fo:language="en" fo:country="GB"/>
    </style:style>
    <style:style style:name="P32"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33"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34"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35" style:parent-style-name="Normal" style:list-style-name="LFO1"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style:style>
    <style:style style:name="P36" style:parent-style-name="Normal" style:list-style-name="LFO1"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style:style>
    <style:style style:name="P37"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38"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39"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40"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41"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42" style:parent-style-name="Normal" style:family="paragraph">
      <style:paragraph-properties fo:line-height="150%"/>
    </style:style>
    <style:style style:name="P43"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44"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45"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46"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47" style:parent-style-name="Normal" style:list-style-name="LFO1"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fo:language="en" fo:country="GB"/>
    </style:style>
    <style:style style:name="P48" style:parent-style-name="Normal" style:list-style-name="LFO1"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fo:language="en" fo:country="GB"/>
    </style:style>
    <style:style style:name="P49" style:parent-style-name="Normal" style:list-style-name="LFO1"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fo:language="en" fo:country="GB"/>
    </style:style>
    <style:style style:name="P50" style:parent-style-name="Normal"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fo:language="en" fo:country="GB"/>
    </style:style>
    <style:style style:name="P51"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52" style:parent-style-name="Normal" style:list-style-name="LFO1"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fo:language="en" fo:country="GB"/>
    </style:style>
    <style:style style:name="P53" style:parent-style-name="Normal" style:list-style-name="LFO1"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fo:language="en" fo:country="GB"/>
    </style:style>
    <style:style style:name="P54" style:parent-style-name="Normal"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fo:language="en" fo:country="GB"/>
    </style:style>
    <style:style style:name="P55"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56" style:parent-style-name="Normal"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style:style>
    <style:style style:name="P57"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58" style:parent-style-name="Normal" style:family="paragraph">
      <style:paragraph-properties fo:line-height="150%"/>
    </style:style>
    <style:style style:name="P59"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60"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61"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62"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63"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64" style:parent-style-name="Normal" style:list-style-name="LFO2" style:family="paragraph">
      <style:paragraph-properties style:text-autospace="none" fo:margin-bottom="0in" fo:line-height="100%" fo:margin-left="0.25in" fo:text-indent="-0.25in">
        <style:tab-stops/>
      </style:paragraph-properties>
      <style:text-properties style:font-name-complex="Calibri" style:letter-kerning="true" fo:font-size="12pt" style:font-size-asian="12pt" style:font-size-complex="12pt" fo:language="en" fo:country="GB"/>
    </style:style>
    <style:style style:name="P65" style:parent-style-name="Normal" style:list-style-name="LFO2" style:family="paragraph">
      <style:paragraph-properties style:text-autospace="none" fo:margin-bottom="0in" fo:line-height="100%" fo:margin-left="0.25in" fo:text-indent="-0.25in">
        <style:tab-stops/>
      </style:paragraph-properties>
      <style:text-properties style:font-name-complex="Calibri" style:letter-kerning="true" fo:font-size="12pt" style:font-size-asian="12pt" style:font-size-complex="12pt" fo:language="en" fo:country="GB"/>
    </style:style>
    <style:style style:name="P66" style:parent-style-name="Normal" style:list-style-name="LFO2" style:family="paragraph">
      <style:paragraph-properties style:text-autospace="none" fo:margin-bottom="0in" fo:line-height="100%" fo:margin-left="0.25in" fo:text-indent="-0.25in">
        <style:tab-stops/>
      </style:paragraph-properties>
      <style:text-properties style:font-name-complex="Calibri" style:letter-kerning="true" fo:font-size="12pt" style:font-size-asian="12pt" style:font-size-complex="12pt" fo:language="en" fo:country="GB"/>
    </style:style>
    <style:style style:name="P67" style:parent-style-name="Normal" style:family="paragraph">
      <style:paragraph-properties style:text-autospace="none" fo:margin-bottom="0in" fo:line-height="100%" fo:margin-left="0.25in" fo:text-indent="-0.25in">
        <style:tab-stops/>
      </style:paragraph-properties>
      <style:text-properties style:font-name-complex="Calibri" style:letter-kerning="true" fo:font-size="12pt" style:font-size-asian="12pt" style:font-size-complex="12pt" fo:language="en" fo:country="GB"/>
    </style:style>
    <style:style style:name="P68"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69"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70" style:parent-style-name="Normal" style:family="paragraph">
      <style:paragraph-properties fo:line-height="150%"/>
    </style:style>
    <style:style style:name="P71"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72"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73"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74"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75" style:parent-style-name="Normal" style:list-style-name="LFO1"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style:style>
    <style:style style:name="P76" style:parent-style-name="Normal" style:list-style-name="LFO1"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style:style>
    <style:style style:name="P77" style:parent-style-name="Normal" style:list-style-name="LFO1"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style:style>
    <style:style style:name="P78" style:parent-style-name="Normal" style:list-style-name="LFO1"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style:style>
    <style:style style:name="P79" style:parent-style-name="Normal"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style:style>
    <style:style style:name="P80"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81"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82" style:parent-style-name="Normal" style:family="paragraph">
      <style:paragraph-properties fo:line-height="150%"/>
    </style:style>
    <style:style style:name="P83"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84"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85"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86"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87"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88"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89" style:parent-style-name="Normal" style:list-style-name="LFO1"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style:style>
    <style:style style:name="P90" style:parent-style-name="Normal" style:list-style-name="LFO1"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style:style>
    <style:style style:name="P91" style:parent-style-name="Normal" style:family="paragraph">
      <style:paragraph-properties style:text-autospace="none" fo:margin-bottom="0in" fo:line-height="100%" fo:margin-left="0.1875in" fo:text-indent="-0.1875in">
        <style:tab-stops/>
      </style:paragraph-properties>
      <style:text-properties style:font-name-complex="Calibri" style:letter-kerning="true" fo:font-size="12pt" style:font-size-asian="12pt" style:font-size-complex="12pt"/>
    </style:style>
    <style:style style:name="P92" style:parent-style-name="Normal" style:family="paragraph">
      <style:paragraph-properties style:text-autospace="none" fo:margin-bottom="0in" fo:line-height="100%"/>
      <style:text-properties style:font-name-complex="Calibri" style:letter-kerning="true" fo:font-size="12pt" style:font-size-asian="12pt" style:font-size-complex="12pt"/>
    </style:style>
    <style:style style:name="P93" style:parent-style-name="Normal" style:family="paragraph">
      <style:paragraph-properties style:text-autospace="none" fo:margin-bottom="0in" fo:line-height="100%"/>
    </style:style>
    <style:style style:name="P94" style:parent-style-name="Normal" style:family="paragraph">
      <style:paragraph-properties fo:line-height="150%"/>
    </style:style>
    <style:style style:name="P95"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96"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97"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98"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99"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00"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01"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02"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03"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04"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05"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06"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07"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08"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09"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10"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11"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12"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13" style:parent-style-name="Normal" style:family="paragraph">
      <style:paragraph-properties style:text-autospace="none" fo:margin-bottom="0in" fo:line-height="100%"/>
      <style:text-properties style:font-name-complex="Calibri" style:letter-kerning="true" fo:font-size="12pt" style:font-size-asian="12pt" style:font-size-complex="12pt" fo:language="en" fo:country="GB"/>
    </style:style>
    <style:style style:name="P114" style:parent-style-name="Normal" style:family="paragraph">
      <style:paragraph-properties style:text-autospace="none" fo:margin-bottom="0in" fo:line-height="100%"/>
    </style:style>
    <style:style style:name="T115" style:parent-style-name="DefaultParagraphFont" style:family="text">
      <style:text-properties style:font-name-complex="Calibri" style:letter-kerning="true" fo:font-size="12pt" style:font-size-asian="12pt" style:font-size-complex="12pt" fo:language="en" fo:country="GB"/>
    </style:style>
    <style:style style:name="P116"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117" style:parent-style-name="Normal" style:family="paragraph">
      <style:paragraph-properties fo:line-height="150%"/>
    </style:style>
    <style:style style:name="P118" style:parent-style-name="Normal" style:family="paragraph">
      <style:paragraph-properties fo:line-height="150%"/>
    </style:style>
  </office:automatic-styles>
  <office:body>
    <office:text text:use-soft-page-breaks="true">
      <text:p text:style-name="P1">Slide 1</text:p>
      <text:p text:style-name="P2">Hello</text:p>
      <text:p text:style-name="P3"/>
      <text:p text:style-name="P4">My name is Dominic Gilroy and I am Library and Knowledge Services Development Lead for the North of England</text:p>
      <text:p text:style-name="P5">I also lead on the collection of Impact Case studies and the<text:s/>development of vignettes for the HEE LKS team</text:p>
      <text:p text:style-name="P6"/>
      <text:p text:style-name="P7">I’ve been asked to record this session today to provide an insight into what makes a good impact case study from our perspective in the HEE Library and Knowledge Services Team.</text:p>
      <text:p text:style-name="P8"/>
      <text:p text:style-name="P9">I’ll take you through a few examples which you have hopefully had a chance to look through in advance of this presentation.</text:p>
      <text:p text:style-name="P10">If not – please consider pausing this presentation and reviewing the case studies yourself against the checklist as you may find this a useful learning experience.</text:p>
      <text:p text:style-name="P11"/>
      <text:p text:style-name="P12">Although all the examples we will look at today are fictional, they do highlight issues which we see fairly regularly in case study submissions. <text:s/>By sharing them with you we hope that you’ll be more aware of the pitfalls and produce better impact<text:s/>case studies for use both within your service and, if you choose to share them with us, the wider NHS Library community.<text:s/></text:p>
      <text:p text:style-name="P13"/>
      <text:p text:style-name="P14">Slide 2</text:p>
      <text:p text:style-name="P15">You’ll probably be familiar with the impact vignettes which have been produced for use at national level in presentations and advocacy work.<text:s/></text:p>
      <text:p text:style-name="P16"/>
      <text:p text:style-name="P17">As of July 2020 we have accepted over 350 impact case studies and 150 of those have been turned into impact vignettes.</text:p>
      <text:p text:style-name="P18"/>
      <text:p text:style-name="P19"><text:span text:style-name="T20">These, if you like, represent the case studies which we feel present our services</text:span><text:span text:style-name="T21">, and our staff, in the most positive light and demonstrate most clearly the kind of impacts which we make.</text:span></text:p>
      <text:p text:style-name="P22"/>
      <text:p text:style-name="P23">Slide 3</text:p>
      <text:p text:style-name="P24">If you’ve already had a look at the case studies you will have hopefully seen this checklist.</text:p>
      <text:p text:style-name="P25">This is<text:s/>what our regional impact assessors, colleagues working in NHS funded library services throughout England, use when they are reviewing the impact case studies for possible inclusion on the blog.</text:p>
      <text:p text:style-name="P26"/>
      <text:p text:style-name="P27">You’ll notice that there are five sections to this form:</text:p>
      <text:list text:style-name="LFO1" text:continue-numbering="true">
        <text:list-item>
          <text:p text:style-name="P28">The first asks about impact. <text:s/>Is it clear what the impact has been? <text:s/>It is great if our users are happy with the friendliness of library staff or the speed with which they do the work – but this is feedback and we are looking here for impact.</text:p>
        </text:list-item>
        <text:list-item>
          <text:p text:style-name="P29">Secondly – is<text:s/>it clear what has been achieved? <text:s/>What has happened as a result of the intervention by library staff?</text:p>
        </text:list-item>
        <text:list-item>
          <text:p text:style-name="P30"><text:span text:style-name="T31">Thirdly – is there sufficient detail about what the role of the library and library staff has been?</text:span></text:p>
        </text:list-item>
      </text:list>
      <text:p text:style-name="P32">If reviewers feel these three areas have not been sufficiently well covered then the case study will usually be sent back to the service which submitted it for further work – we’ll include notes about why it hasn’t been accepted.</text:p>
      <text:p text:style-name="P33"/>
      <text:p text:style-name="P34">The bonus areas are<text:s/></text:p>
      <text:list text:style-name="LFO1" text:continue-numbering="true">
        <text:list-item>
          <text:p text:style-name="P35">the inclusion of a named witness or champion who vouches<text:s/>for the work being done and ideally provides a quote</text:p>
        </text:list-item>
        <text:list-item>
          <text:p text:style-name="P36">Secondly the inclusion of details of time savings or financial savings as a result of the intervention is another bonus</text:p>
        </text:list-item>
      </text:list>
      <text:p text:style-name="P37">If these areas are covered – and a quote is supplied – the case study will often be<text:s/>turned into a vignette.</text:p>
      <text:p text:style-name="P38"/>
      <text:p text:style-name="P39">So, with this in mind, lets have a look at the example case studies and apply our checklist to them</text:p>
      <text:p text:style-name="P40">Remember if you haven’t already had a chance to look at them yourself consider pausing the presentation now and reviewing them yourself to see how you get on.</text:p>
      <text:p text:style-name="P41"/>
      <text:p text:style-name="Normal"/>
      <text:p text:style-name="P42">Slide 4</text:p>
      <text:p text:style-name="P43">Lets start with this example involving Dr Van Helsing, a Haematologist in Whitby.</text:p>
      <text:p text:style-name="P44"/>
      <text:p text:style-name="P45">He has asked his library and knowledge specialist colleagues to help him improve his patient information leaflets – lets apply the checklist here</text:p>
      <text:p text:style-name="P46"/>
      <text:list text:style-name="LFO1" text:continue-numbering="true">
        <text:list-item>
          <text:p text:style-name="P47">Does it capture impact? <text:s/>Yes – improved leaflets which we ae told has led to reduced number of appointments and cost and time savings<text:s/></text:p>
        </text:list-item>
        <text:list-item>
          <text:p text:style-name="P48">Does it provide enough detail of what has been achieved? Well we know an evidence search was performed and this led to improved leaflets so yes</text:p>
        </text:list-item>
        <text:list-item>
          <text:p text:style-name="P49">Is the role of the library staff and service clear? Well yes we are told the Clinical Librarian undertook the searches so great. <text:s/>Three ticks.</text:p>
        </text:list-item>
      </text:list>
      <text:p text:style-name="P50"/>
      <text:p text:style-name="P51">What about the bonus two areas?</text:p>
      <text:list text:style-name="LFO1" text:continue-numbering="true">
        <text:list-item>
          <text:p text:style-name="P52">Well we<text:s/>have a named witness or champion and he has provided a quote so excellent</text:p>
        </text:list-item>
        <text:list-item>
          <text:p text:style-name="P53">And yes we have some great figures about cost savings</text:p>
        </text:list-item>
      </text:list>
      <text:p text:style-name="P54"/>
      <text:p text:style-name="P55">This is an all round good case study which would be likely to be turned into a vignette.</text:p>
      <text:p text:style-name="P56"/>
      <text:p text:style-name="P57"/>
      <text:soft-page-break/>
      <text:p text:style-name="P58">Slide 5</text:p>
      <text:p text:style-name="P59">What about this one?</text:p>
      <text:p text:style-name="P60">There isn’t much here at first glance is there? <text:s/>It’s a bit scarce and we’d always recommend colleagues provide a little more detail than this.</text:p>
      <text:p text:style-name="P61"/>
      <text:p text:style-name="P62">However when we apply the checklist:</text:p>
      <text:p text:style-name="P63"/>
      <text:list text:style-name="LFO2" text:continue-numbering="true">
        <text:list-item>
          <text:p text:style-name="P64">What is the<text:s/>impact – well the care pathway is now up to date and evidence based with reduced risk – great</text:p>
        </text:list-item>
        <text:list-item>
          <text:p text:style-name="P65">What was done? <text:s/>The care pathway was updated using evidence from a literature search</text:p>
        </text:list-item>
        <text:list-item>
          <text:p text:style-name="P66">What was the role of Library staff – well the outreach librarian performed the search for them.</text:p>
        </text:list-item>
      </text:list>
      <text:p text:style-name="P67"/>
      <text:p text:style-name="P68">There is no named champion or quote – so this will not be turned into a vignette – nor is there any mention of cost or time savings. <text:s/>It does tick the top three boxes though so we’d probably share this one on the blog.</text:p>
      <text:p text:style-name="P69"/>
      <text:p text:style-name="P70">Slide 6</text:p>
      <text:p text:style-name="P71">What about this one?</text:p>
      <text:p text:style-name="P72">Well at first glance it looks more comprehensive than the last one doesn’t it?</text:p>
      <text:p text:style-name="P73">Lets apply the checklist</text:p>
      <text:p text:style-name="P74"/>
      <text:list text:style-name="LFO1" text:continue-numbering="true">
        <text:list-item>
          <text:p text:style-name="P75">What was the impact? <text:s/>Ah we fall at the first hurdle.</text:p>
        </text:list-item>
        <text:list-item>
          <text:p text:style-name="P76">We know what was done – a literature search around reducing attendance</text:p>
        </text:list-item>
        <text:list-item>
          <text:p text:style-name="P77">We know the library staff undertook this search</text:p>
        </text:list-item>
        <text:list-item>
          <text:p text:style-name="P78">All we have other than that is how brilliant the library staff are. <text:s/>Now this is truly excellent feedback but we don’t know if the literature search was actually used for anything or if<text:s/>it was wasted effort – what was the impact?</text:p>
        </text:list-item>
      </text:list>
      <text:p text:style-name="P79"/>
      <text:p text:style-name="P80">So this one would be sent back with some guidance to the service which submitted it asking if there is any information about the impacts of the work which could be added in.</text:p>
      <text:p text:style-name="P81"/>
      <text:p text:style-name="P82">Slide 7</text:p>
      <text:p text:style-name="P83">What about this fourth example?</text:p>
      <text:p text:style-name="P84">Again there is a good bit of information here.</text:p>
      <text:p text:style-name="P85"/>
      <text:p text:style-name="P86">So<text:s/>let’s<text:s/>have a look.</text:p>
      <text:p text:style-name="P87"/>
      <text:p text:style-name="P88">-What is the impact – well there have been efficiency savings of around £50k per year and improved patient safety –<text:s/>great</text:p>
      <text:soft-page-break/>
      <text:list text:style-name="LFO1" text:continue-numbering="true">
        <text:list-item>
          <text:p text:style-name="P89">What has been done – well procedures have been reviewed and revised – we aren’t told how.</text:p>
        </text:list-item>
        <text:list-item>
          <text:p text:style-name="P90"><text:s text:c="2"/>What was the role of the library – well they weren’t involved as far as we can tell from this information</text:p>
        </text:list-item>
      </text:list>
      <text:p text:style-name="P91"/>
      <text:p text:style-name="P92">So this one would be sent back with a request to make the library staff role clearer and more detail around how the changes were achieved. <text:s/>Now as library professionals ourselves we might guess that they asked the librarians for a literature search and that evidence was used to inform the changes – however<text:s/>it isn’t our role to guess – this should be included in the case study in the first place.</text:p>
      <text:p text:style-name="P93"/>
      <text:p text:style-name="P94">Slide 8</text:p>
      <text:p text:style-name="P95">Finally what about this one?</text:p>
      <text:p text:style-name="P96"/>
      <text:p text:style-name="P97">Well the impact seems clear enough – time saved, £50,000 plus per annum in cost<text:s/>savings, patient safety and satisfaction improved – great!!</text:p>
      <text:p text:style-name="P98"/>
      <text:p text:style-name="P99">What was done – well there was a literature search to look for ways to improve the joint replacement procedures which identified ways to improve</text:p>
      <text:p text:style-name="P100"/>
      <text:p text:style-name="P101">And it was library staff who performed that search – great!!!</text:p>
      <text:p text:style-name="P102"/>
      <text:p text:style-name="P103">And what is more we have a quote – details of time and cost savings and a named champion…….</text:p>
      <text:p text:style-name="P104"/>
      <text:p text:style-name="P105">Oh – hang on a minute who is this named champion – well it’s a member of library staff – ah problem</text:p>
      <text:p text:style-name="P106">We can’t self-verify our case studies as this calls into question the authenticity.</text:p>
      <text:p text:style-name="P107">Presumably the quote has come from the Clinical Librarian as well</text:p>
      <text:p text:style-name="P108"/>
      <text:p text:style-name="P109">All in all this one looks a bit less reliable now</text:p>
      <text:p text:style-name="P110">This is likely to be sent back to the service who provided it with a request that they identify a champion from the Orthopaedics team willing to provide a quote – or else remove the quote and champion details.</text:p>
      <text:p text:style-name="P111"/>
      <text:p text:style-name="Normal">Slide 9</text:p>
      <text:p text:style-name="P112">I hope that this has helped in your thinking around impact case studies and I hope that you are<text:s/>inspired to create and share some of your own work in this area.</text:p>
      <text:p text:style-name="P113"/>
      <text:p text:style-name="P114"><text:span text:style-name="T115">Good luck</text:span></text:p>
      <text:p text:style-name="P116"/>
      <text:p text:style-name="P117"/>
      <text:p text:style-name="P1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style>
    <style:style style:name="WW_CharLFO2LVL1" style:family="text">
      <style:text-properties style:font-name="Calibri"/>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Calibri"/>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Calibri"/>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minic Gilroy</meta:initial-creator>
    <dc:creator>Richard Bridgen</dc:creator>
    <meta:creation-date>2021-05-14T10:11:00Z</meta:creation-date>
    <dc:date>2021-05-14T10:11:00Z</dc:date>
    <meta:template xlink:href="Normal" xlink:type="simple"/>
    <meta:editing-cycles>2</meta:editing-cycles>
    <meta:editing-duration>PT60S</meta:editing-duration>
    <meta:user-defined meta:name="ContentTypeId">0x010100FFB6C5F543A40849AD5ADACAC40473B9</meta:user-defined>
    <meta:document-statistic meta:page-count="5" meta:paragraph-count="15" meta:word-count="1128" meta:character-count="7549" meta:row-count="53" meta:non-whitespace-character-count="6436"/>
  </office:meta>
</office:document-meta>
</file>